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86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1.445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2.5354in"/>
    </style:style>
    <style:style style:name="co6" style:family="table-column">
      <style:table-column-properties fo:break-before="auto" style:column-width="2.6181in"/>
    </style:style>
    <style:style style:name="co7" style:family="table-column">
      <style:table-column-properties fo:break-before="auto" style:column-width="0.479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ower-wedge-control_re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table:style-name="Default" office:value-type="string" calcext:value-type="string">
            <text:p>/Users/cameronl/Documents/dev/pcb-kicad/power-wedge-control/power-wedge-control.kicad_s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Default" office:value-type="string" calcext:value-type="string">
            <text:p>Wednesday, February 23, 2022 at 02:38:49 PM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table:style-name="Default" office:value-type="string" calcext:value-type="string">
            <text:p>Eeschema (6.0.2-0)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enerator:</text:p>
          </table:table-cell>
          <table:table-cell table:style-name="Default" office:value-type="string" calcext:value-type="string">
            <text:p>/Applications/KiCad/KiCad.app/Contents/SharedSupport/plugins/bom_csv_grouped_by_value_with_fp.py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Ref</text:p>
          </table:table-cell>
          <table:table-cell table:style-name="ce4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mp nam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TUF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C7, C1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, C8, C13, C15, C1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9, C10, C11, C1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L1, L2, L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0R/200m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ED1, LED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LED3, LED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GR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Q1, Q3, Q5, Q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BT3904L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NPN transistor, base/emitter/collector</text:p>
          </table:table-cell>
          <table:table-cell/>
        </table:table-row>
        <table:table-row table:style-name="ro1">
          <table:table-cell office:value-type="string" calcext:value-type="string">
            <text:p>Q2, Q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MP3099L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P-MOSFET transistor, gate/source/drain</text:p>
          </table:table-cell>
          <table:table-cell/>
        </table:table-row>
        <table:table-row table:style-name="ro1">
          <table:table-cell office:value-type="string" calcext:value-type="string">
            <text:p>R1, R4, R11, R1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R5, R9, R10, R13, R14, R21, R22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, R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7, R8, R2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5, R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6, R1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9, R20, R2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5, 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-5.0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800mA Low-Dropout Linear Regulator, 5.0V fixed output, TO-220/TO-252/TO-263/SOT-223</text:p>
          </table:table-cell>
          <table:table-cell/>
        </table:table-row>
        <table:table-row table:style-name="ro1">
          <table:table-cell office:value-type="string" calcext:value-type="string">
            <text:p>U2, U9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C7WZ14P6X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Inverter IC 2 Channel Schmitt Trigger SC-88 (SC-70-6)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V70233DBV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300 mA Low Dropout Voltage Regulator, Fixed Output 3.3V, SOT-23-5</text:p>
          </table:table-cell>
          <table:table-cell/>
        </table:table-row>
        <table:table-row table:style-name="ro1">
          <table:table-cell office:value-type="string" calcext:value-type="string">
            <text:p>U4, U7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TV-817S</text:p>
          </table:table-cell>
          <table:table-cell office:value-type="string" calcext:value-type="string">
            <text:p>Package_DIP:SMDIP-4_W9.53mm</text:p>
          </table:table-cell>
          <table:table-cell office:value-type="string" calcext:value-type="string">
            <text:p>DC Optocoupler, Vce 35V, CTR 50%, SMDIP-4</text:p>
          </table:table-cell>
          <table:table-cell/>
        </table:table-row>
        <table:table-row table:style-name="ro1">
          <table:table-cell office:value-type="string" calcext:value-type="string">
            <text:p>U5, U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Buffer, Non-Inverting 2 Element 1 Bit per Element Push-Pull Output SC-88 (SC-70-6)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74LVC08ADRG3</text:p>
          </table:table-cell>
          <table:table-cell office:value-type="string" calcext:value-type="string">
            <text:p>Package_SO:SOIC-14_3.9x8.7mm_P1.27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, U1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74LVC1G32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Single OR Gate, Low-Voltage CMOS</text:p>
          </table:table-cell>
          <table:table-cell/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D_Hirose_DM3D-SF</text:p>
          </table:table-cell>
          <table:table-cell office:value-type="string" calcext:value-type="string">
            <text:p>Micro_SD_Card_Det</text:p>
          </table:table-cell>
          <table:table-cell office:value-type="string" calcext:value-type="string">
            <text:p>Connector_Card:microSD_HC_Hirose_DM3D-SF</text:p>
          </table:table-cell>
          <table:table-cell office:value-type="string" calcext:value-type="string">
            <text:p>Micro SD Card Socket with card detection pins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1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rduino_UNO_R3</text:p>
          </table:table-cell>
          <table:table-cell office:value-type="string" calcext:value-type="string">
            <text:p>Arduino_UNO_R3</text:p>
          </table:table-cell>
          <table:table-cell office:value-type="string" calcext:value-type="string">
            <text:p>Module:Arduino_UNO_R3</text:p>
          </table:table-cell>
          <table:table-cell office:value-type="string" calcext:value-type="string">
            <text:p>Arduino UNO Microcontroller Module, release 3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nn_01x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Phoenix:TerminalBlock_Phoenix_PT-1,5-2-3.5-H_1x02_P3.50mm_Horizont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J4, J5, 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onn_01x0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TerminalBlock_Phoenix:TerminalBlock_Phoenix_PT-1,5-3-3.5-H_1x03_P3.50mm_Horizont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nn_01x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6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nn_01x06_Female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TerminalBlock_Phoenix:TerminalBlock_Phoenix_PT-1,5-6-3.5-H_1x06_P3.50mm_Horizont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7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nn_01x04_Female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TerminalBlock_Phoenix:TerminalBlock_Phoenix_PT-1,5-4-3.5-H_1x04_P3.50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nn_01x0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0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nn_01x10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Generic connector, single row, 01x10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1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nn_01x08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nn_01x0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P1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Jumper_2_Open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Jumper, 2-pole, open</text:p>
          </table:table-cell>
          <table:table-cell/>
        </table:table-row>
        <table:table-row table:style-name="ro1">
          <table:table-cell office:value-type="string" calcext:value-type="string">
            <text:p>JP2, JP3,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umper_2_Bridged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Jumper:SolderJumper-2_P1.3mm_Bridged_RoundedPad1.0x1.5mm</text:p>
          </table:table-cell>
          <table:table-cell office:value-type="string" calcext:value-type="string">
            <text:p>Jumper, 2-pole, closed/bridged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W_SPST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Single Pole Single Throw (SPST) switch</text:p>
          </table:table-cell>
          <table:table-cell/>
        </table:table-row>
        <table:table-row table:style-name="ro1">
          <table:table-cell office:value-type="string" calcext:value-type="string">
            <text:p>TP1, TP2, TP3, TP4, 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TestPoint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test po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font-size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5:12:27.244796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2-23T15:22:26.393708280</dc:date>
    <meta:editing-duration>PT26M31S</meta:editing-duration>
    <meta:editing-cycles>9</meta:editing-cycles>
    <meta:generator>LibreOffice/7.1.8.1$MacOSX_X86_64 LibreOffice_project/e1f30c802c3269a1d052614453f260e49458c82c</meta:generator>
    <meta:document-statistic meta:table-count="1" meta:cell-count="262" meta:object-count="0"/>
  </office:meta>
</office:document-meta>
</file>